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1.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2.1cm"/>
      <style:paragraph-properties style:writing-mode="lr-tb"/>
    </style:style>
    <style:style style:name="gr3" style:family="graphic" style:parent-style-name="standard">
      <style:graphic-properties draw:marker-start="" draw:marker-end="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1.7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 style:font-size-asian="6pt" style:font-size-complex="6pt"/>
    </style:style>
    <style:style style:name="P2" style:family="paragraph">
      <style:paragraph-properties fo:text-align="start" style:writing-mode="lr-tb"/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5pt" style:font-size-asian="5pt" style:font-size-complex="5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9cm" svg:height="0.6cm" svg:x="2.6cm" svg:y="2.9cm">
          <text:p text:style-name="P1"><text:span text:style-name="T1">alm_base_ak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6cm" svg:height="2.2cm" svg:x="5.2cm" svg:y="3.6cm">
          <text:p text:style-name="P2"><text:span text:style-name="T1">alm_base_komplex</text:span></text:p>
          <text:p text:style-name="P2"><text:span text:style-name="T1"/></text:p>
          <text:p text:style-name="P2"><text:span text:style-name="T1">-id</text:span></text:p>
          <text:p text:style-name="P2"><text:span text:style-name="T1">-akt_id</text:span></text:p>
          <text:p text:style-name="P2"><text:span text:style-name="T1">-nr</text:span></text:p>
          <text:p text:style-name="P2"><text:span text:style-name="T1">-name</text:span></text:p>
          <text:p text:style-name="P2"><text:span text:style-name="T1">...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4.5cm" svg:y1="3.2cm" svg:x2="5.2cm" svg:y2="4.7cm" draw:start-shape="id1" draw:start-glue-point="1" draw:end-shape="id2" draw:end-glue-point="3" svg:d="M4500 3200h350v1500h350" svg:viewBox="0 0 701 1501">
          <text:p text:style-name="P3"><text:span text:style-name="T2">1:n</text:span></text:p>
        </draw:connector>
        <draw:custom-shape draw:style-name="gr4" draw:text-style-name="P2" xml:id="id3" draw:id="id3" draw:layer="layout" svg:width="3.5cm" svg:height="2.6cm" svg:x="9cm" svg:y="5.2cm">
          <text:p text:style-name="P2"><text:span text:style-name="T1">alm_base_komplex_detail</text:span></text:p>
          <text:p text:style-name="P2"><text:span text:style-name="T1"/></text:p>
          <text:p text:style-name="P2"><text:span text:style-name="T1">-id</text:span></text:p>
          <text:p text:style-name="P2"><text:span text:style-name="T1">-komplex_id</text:span></text:p>
          <text:p text:style-name="P2"><text:span text:style-name="T1">-jahr</text:span></text:p>
          <text:p text:style-name="P2"><text:span text:style-name="T1">-bearbeiter</text:span></text:p>
          <text:p text:style-name="P2"><text:span text:style-name="T1">-erfassungsart</text:span></text:p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7.8cm" svg:y1="4.7cm" svg:x2="9cm" svg:y2="6.5cm" draw:start-shape="id2" draw:start-glue-point="1" draw:end-shape="id3" draw:end-glue-point="3" svg:d="M7800 4700h600v1800h600" svg:viewBox="0 0 1201 1801">
          <text:p text:style-name="P3"><text:span text:style-name="T2">1:n</text:span></text:p>
        </draw:connector>
        <draw:custom-shape draw:style-name="gr5" draw:text-style-name="P2" xml:id="id4" draw:id="id4" draw:layer="layout" svg:width="2.2cm" svg:height="2.5cm" svg:x="14.1cm" svg:y="7.8cm">
          <text:p text:style-name="P2"><text:span text:style-name="T1">alm_base_koppel</text:span></text:p>
          <text:p text:style-name="P2"><text:span text:style-name="T1"/></text:p>
          <text:p text:style-name="P2"><text:span text:style-name="T1">-id</text:span></text:p>
          <text:p text:style-name="P2"><text:span text:style-name="T1">-komplex_detail_id</text:span></text:p>
          <text:p text:style-name="P2"><text:span text:style-name="T1">-nr</text:span></text:p>
          <text:p text:style-name="P2"><text:span text:style-name="T1">-name</text:span></text:p>
          <text:p text:style-name="P2"><text:span text:style-name="T1">-nicht_weide</text:span></text:p>
          <text:p text:style-name="P2"><text:span text:style-name="T1">-area</text:span></text:p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2.5cm" svg:y1="6.5cm" svg:x2="14.1cm" svg:y2="9.05cm" draw:start-shape="id3" draw:start-glue-point="1" draw:end-shape="id4" draw:end-glue-point="3" svg:d="M12500 6500h800v2550h800" svg:viewBox="0 0 1601 2551">
          <text:p text:style-name="P3"><text:span text:style-name="T2">1:n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18T20:40:15.904165613</meta:creation-date>
    <dc:date>2021-02-19T12:58:29.018151306</dc:date>
    <meta:editing-duration>PT10H40M52S</meta:editing-duration>
    <meta:editing-cycles>11</meta:editing-cycles>
    <meta:generator>LibreOffice/7.0.4.2$Linux_X86_64 LibreOffice_project/00$Build-2</meta:generator>
    <meta:document-statistic meta:object-count="7"/>
  </office:meta>
</office:document-meta>
</file>